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167c5a" officeooo:paragraph-rsid="00167c5a"/>
    </style:style>
    <style:style style:name="P2" style:family="paragraph" style:parent-style-name="Standard">
      <style:paragraph-properties fo:line-height="200%" fo:text-align="center" style:justify-single-word="false"/>
      <style:text-properties officeooo:rsid="00167c5a" officeooo:paragraph-rsid="00167c5a"/>
    </style:style>
    <style:style style:name="P3" style:family="paragraph" style:parent-style-name="Standard">
      <style:paragraph-properties fo:line-height="200%" fo:text-align="start" style:justify-single-word="false"/>
      <style:text-properties officeooo:rsid="00167c5a" officeooo:paragraph-rsid="00167c5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J Guillaume</text:p>
      <text:p text:style-name="P1">Professor Roos</text:p>
      <text:p text:style-name="P1">CMPSC 210</text:p>
      <text:p text:style-name="P2">Status Report</text:p>
      <text:p text:style-name="P3"><text:tab/>So far with the project I have the skeleton design of all the features I want to implement set up. <text:s/>This is helping me a lot because the addition and subtraction parts are very similar, so I can work on one and see how I need to do the other. <text:s/>The sample code reads things in as an line and then parses it, I decided to use the scanf function instead. <text:s/>It isn't working very well right not, I need to put some more work into it. <text:s/>I am wondering if I should go back to the sample code? I will meet with you after the break to move forward on this issue. <text:s/></text:p>
      <text:p text:style-name="P3"><text:tab/>The other issue in using scanf instead is I can't do a complex calculation because it will not look for multiple operators and the corresponding number of numbers to operate on. <text:s/>This is problematic, but could potentially be solved by scanf if I use a loop that will exit whenever the word “exit” is entered. <text:s/></text:p>
      <text:p text:style-name="P3"><text:tab/>Instead of doing the complex calculations, instead I might just try to set up handling of variables. <text:s/>This would be more fun for me probably because it isn't just constructing more loops, its using different mips knowledge in the code because we have to set up the “.data” section too and do all the necessary import statements. <text:s/>I would also have to have an option for that if both input values are variables. <text:s/>Pretty simple, but still another feature that would be useful to have. <text:s/></text:p>
      <text:p text:style-name="P3"><text:tab/>Thus far I have not made a lot of progress, but I have a clear idea of what needs to be done and how to accomplish that. <text:s/>I will definitely be coming in for office hours early next week to resolve some of the issues I am experiencing with reading in the values, as that is a significant road block at the moment.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30T14:10:07.264934032</meta:creation-date>
    <dc:date>2015-11-30T14:20:56.433912112</dc:date>
    <meta:editing-duration>P0D</meta:editing-duration>
    <meta:editing-cycles>1</meta:editing-cycles>
    <meta:document-statistic meta:table-count="0" meta:image-count="0" meta:object-count="0" meta:page-count="1" meta:paragraph-count="8" meta:word-count="324" meta:character-count="1714" meta:non-whitespace-character-count="1377"/>
    <meta:generator>LibreOffice/4.2.8.2$Linux_X86_64 LibreOffice_project/420m0$Build-2</meta:generator>
  </office:meta>
</office:document-meta>
</file>